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width="0.071cm" svg:stroke-color="#92d050" draw:stroke-linejoin="miter" draw:fill="solid" draw:fill-color="#92d050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fill="solid" draw:fill-color="#0099ff" draw:textarea-horizontal-align="center" draw:textarea-vertical-align="middle"/>
    </style:style>
    <style:style style:name="gr4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fo:min-height="0.413cm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draw:fill="none" draw:textarea-horizontal-align="center" draw:textarea-vertical-align="middle" draw:auto-grow-height="false" fo:min-height="5.756cm" fo:min-width="5.523cm"/>
    </style:style>
    <style:style style:name="gr9" style:family="graphic" style:parent-style-name="standard">
      <style:graphic-properties draw:stroke="none" draw:fill="none" fo:min-height="0.8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="solid" draw:fill-color="#92d050"/>
      <style:paragraph-properties style:writing-mode="lr-tb" style:font-independent-line-spacing="true"/>
      <style:text-properties fo:font-size="10pt" style:font-size-asian="10pt" style:font-size-complex="10pt"/>
    </style:style>
    <style:style style:name="P4" style:family="paragraph">
      <loext:graphic-properties draw:fill="solid" draw:fill-color="#0099ff"/>
      <style:paragraph-properties fo:text-align="center"/>
      <style:text-properties fo:color="#ffffff"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92d050"/>
      <style:paragraph-properties style:writing-mode="lr-tb" style:font-independent-line-spacing="true"/>
      <style:text-properties fo:font-size="14pt" style:font-size-asian="14pt" style:font-size-complex="14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10" style:family="paragraph">
      <style:paragraph-properties fo:text-align="start"/>
      <style:text-properties fo:font-size="8pt"/>
    </style:style>
    <style:style style:name="P11" style:family="paragraph">
      <loext:graphic-properties draw:fill="none"/>
      <style:paragraph-properties fo:text-align="start"/>
      <style:text-properties fo:font-size="8pt" style:font-size-asian="8pt" style:font-size-complex="8pt"/>
    </style:style>
    <style:style style:name="T1" style:family="text">
      <style:text-properties fo:color="#ffffff" fo:font-size="10pt" fo:language="sv" fo:country="SE" style:font-size-asian="10pt" style:font-size-complex="10pt"/>
    </style:style>
    <style:style style:name="T2" style:family="text">
      <style:text-properties fo:color="#ffffff" fo:font-size="14pt" style:font-size-asian="14pt" style:font-size-complex="14pt"/>
    </style:style>
    <style:style style:name="T3" style:family="text">
      <style:text-properties fo:color="#ffffff" fo:font-size="14pt" fo:language="sv" fo:country="SE" style:font-size-asian="14pt" style:font-size-complex="14pt"/>
    </style:style>
    <style:style style:name="T4" style:family="text">
      <style:text-properties fo:color="#000000" style:font-name="Courier 10 Pitch1" fo:font-size="10pt" style:font-size-asian="10pt" style:font-size-complex="10pt"/>
    </style:style>
    <style:style style:name="T5" style:family="text">
      <style:text-properties style:font-name="Courier 10 Pitch1" fo:font-size="8pt" style:font-size-asian="8pt" style:font-size-complex="8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3.804cm" svg:height="1.734cm" svg:x="6.62cm" svg:y="5.0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27cm" svg:height="1.734cm" svg:x="10.304cm" svg:y="13.936cm">
          <text:p/>
          <draw:enhanced-geometry svg:viewBox="0 0 21600 21600" draw:type="rectangle" draw:enhanced-path="M 0 0 L 21600 0 21600 21600 0 21600 0 0 Z N"/>
        </draw:custom-shape>
        <draw:custom-shape draw:name="Rectangle 5" draw:style-name="gr2" draw:text-style-name="P3" draw:layer="layout" svg:width="2.42cm" svg:height="0.882cm" svg:x="7.244cm" svg:y="5.369cm">
          <text:list text:style-name="L1">
            <text:list-header>
              <text:p text:style-name="P2"><text:span text:style-name="T1">routing_cli.c</text:span></text:p>
            </text:list-header>
          </text:list>
          <draw:enhanced-geometry svg:viewBox="0 0 21600 21600" draw:type="rectangle" draw:enhanced-path="M 0 0 L 21600 0 21600 21600 0 21600 0 0 Z N"/>
        </draw:custom-shape>
        <draw:rect draw:style-name="gr3" draw:text-style-name="P4" draw:layer="layout" svg:width="3.79cm" svg:height="1.835cm" svg:x="6.701cm" svg:y="7.752cm">
          <text:p text:style-name="P1"><text:span text:style-name="T2">clixon_cli</text:span></text:p>
        </draw:rect>
        <draw:custom-shape draw:name="Rectangle 37" draw:style-name="gr2" draw:text-style-name="P3" xml:id="id1" draw:id="id1" draw:layer="layout" svg:width="2.207cm" svg:height="0.882cm" svg:x="11.11cm" svg:y="14.368cm">
          <text:list text:style-name="L1">
            <text:list-header>
              <text:p text:style-name="P2"><text:span text:style-name="T1">routing_</text:span><text:span text:style-name="T1"><text:line-break/></text:span><text:span text:style-name="T1">backend.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43" draw:style-name="gr4" draw:text-style-name="P5" draw:layer="layout" draw:type="line" svg:x1="12.18cm" svg:y1="12.85cm" svg:x2="12.213cm" svg:y2="14.368cm" draw:end-shape="id1" svg:d="M12180 12850l33 1518" svg:viewBox="0 0 34 1519">
          <text:p/>
        </draw:connector>
        <draw:connector draw:name="Straight Arrow Connector 45" draw:style-name="gr4" draw:text-style-name="P5" draw:layer="layout" draw:type="line" svg:x1="8.4cm" svg:y1="7.771cm" svg:x2="8.4cm" svg:y2="6.321cm" svg:d="M8400 7771v-1450" svg:viewBox="0 0 1 1451">
          <text:p/>
        </draw:connector>
        <draw:line draw:style-name="gr5" draw:text-style-name="P6" draw:layer="layout" svg:x1="9.999cm" svg:y1="9.518cm" svg:x2="12.246cm" svg:y2="10.956cm">
          <text:p/>
        </draw:line>
        <draw:line draw:style-name="gr5" draw:text-style-name="P6" draw:layer="layout" svg:x1="16.245cm" svg:y1="9.58cm" svg:x2="14.018cm" svg:y2="10.995cm">
          <text:p/>
        </draw:line>
        <draw:connector draw:name="Straight Arrow Connector 45" draw:style-name="gr4" draw:text-style-name="P5" draw:layer="layout" draw:type="line" svg:x1="4.494cm" svg:y1="4.715cm" svg:x2="6.62cm" svg:y2="5.903cm" draw:start-shape="id2" draw:start-glue-point="2" draw:end-shape="id3" draw:end-glue-point="3" svg:d="M4494 4715l2126 1188" svg:viewBox="0 0 2127 1189">
          <text:p/>
        </draw:connector>
        <draw:custom-shape draw:name="Rectangle 37" draw:style-name="gr2" draw:text-style-name="P7" draw:layer="layout" svg:width="2.989cm" svg:height="1.393cm" svg:x="10.711cm" svg:y="16.769cm">
          <text:list text:style-name="L1">
            <text:list-header>
              <text:p text:style-name="P2"><text:span text:style-name="T3">e.g Quagg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43" draw:style-name="gr4" draw:text-style-name="P5" draw:layer="layout" draw:type="line" svg:x1="12.181cm" svg:y1="15.25cm" svg:x2="12.18cm" svg:y2="16.768cm" svg:d="M12181 15250l-1 1518" svg:viewBox="0 0 2 1519">
          <text:p/>
        </draw:connector>
        <draw:rect draw:style-name="gr3" draw:text-style-name="P4" draw:layer="layout" svg:width="3.79cm" svg:height="1.835cm" svg:x="10.873cm" svg:y="7.719cm">
          <text:p text:style-name="P1"><text:span text:style-name="T2">clixon_netconf</text:span></text:p>
        </draw:rect>
        <draw:rect draw:style-name="gr3" draw:text-style-name="P4" draw:layer="layout" svg:width="3.79cm" svg:height="1.835cm" svg:x="15.079cm" svg:y="7.652cm">
          <text:p text:style-name="P1"><text:span text:style-name="T2">clixon_restconf</text:span></text:p>
        </draw:rect>
        <draw:rect draw:style-name="gr3" draw:text-style-name="P4" xml:id="id5" draw:id="id5" draw:layer="layout" svg:width="3.79cm" svg:height="1.835cm" svg:x="10.339cm" svg:y="11.01cm">
          <text:p text:style-name="P1"><text:span text:style-name="T2">clixon_backend</text:span></text:p>
        </draw:rect>
        <draw:frame draw:style-name="gr6" draw:text-style-name="P6" draw:layer="layout" svg:width="3.994cm" svg:height="0.663cm" svg:x="0.998cm" svg:y="1.196cm">
          <draw:text-box>
            <text:p text:style-name="P1"><text:span text:style-name="T4">routing_cli.cli</text:span></text:p>
          </draw:text-box>
        </draw:frame>
        <draw:custom-shape draw:style-name="gr7" draw:text-style-name="P9" xml:id="id2" draw:id="id2" draw:layer="layout" svg:width="6.615cm" svg:height="2.85cm" svg:x="1.187cm" svg:y="1.865cm">
          <text:p text:style-name="P8"><text:span text:style-name="T5">CLICON_MODE="routing";</text:span></text:p>
          <text:p text:style-name="P8"><text:span text:style-name="T5">CLICON_PROMPT="%U@%H&gt; ";</text:span></text:p>
          <text:p text:style-name="P8"><text:span text:style-name="T5">CLICON_PLUGIN="routing_cli";</text:span></text:p>
          <text:p text:style-name="P8"><text:span text:style-name="T5">set @datamodel:ietf-ip, cli_merge();</text:span></text:p>
          <text:p text:style-name="P8"><text:span text:style-name="T5">delete @datamodel:ietf-ip, cli_del();</text:span></text:p>
          <text:p text:style-name="P8"><text:span text:style-name="T5">validate, cli_validate();</text:span></text:p>
          <text:p text:style-name="P8"><text:span text:style-name="T5">commit, cli_commit();</text:span></text:p>
          <text:p text:style-name="P8"><text:span text:style-name="T5">quit, cli_quit();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04cm" svg:height="1.734cm" svg:x="10.996cm" svg:y="5.036cm">
          <text:p/>
          <draw:enhanced-geometry svg:viewBox="0 0 21600 21600" draw:type="rectangle" draw:enhanced-path="M 0 0 L 21600 0 21600 21600 0 21600 0 0 Z N"/>
        </draw:custom-shape>
        <draw:custom-shape draw:name="Rectangle 5" draw:style-name="gr2" draw:text-style-name="P3" draw:layer="layout" svg:width="2.42cm" svg:height="0.882cm" svg:x="11.62cm" svg:y="5.369cm">
          <text:list text:style-name="L1">
            <text:list-header>
              <text:p text:style-name="P2"><text:span text:style-name="T1">routing_netconf.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45" draw:style-name="gr4" draw:text-style-name="P5" draw:layer="layout" draw:type="line" svg:x1="12.776cm" svg:y1="7.737cm" svg:x2="12.776cm" svg:y2="6.287cm" svg:d="M12776 7737v-1450" svg:viewBox="0 0 1 1451">
          <text:p/>
        </draw:connector>
        <draw:line draw:style-name="gr5" draw:text-style-name="P6" draw:layer="layout" svg:x1="12.658cm" svg:y1="9.497cm" svg:x2="12.658cm" svg:y2="11.058cm">
          <text:p/>
        </draw:line>
        <draw:line draw:style-name="gr5" draw:text-style-name="P6" draw:layer="layout" svg:x1="16.932cm" svg:y1="3.392cm" svg:x2="16.938cm" svg:y2="7.637cm">
          <text:p/>
        </draw:line>
        <draw:custom-shape draw:style-name="gr8" draw:text-style-name="P11" xml:id="id4" draw:id="id4" draw:layer="layout" svg:width="6.023cm" svg:height="6.006cm" svg:x="1.494cm" svg:y="10.398cm">
          <text:p text:style-name="P10"><text:span text:style-name="T5"/></text:p>
          <text:p text:style-name="P10"><text:span text:style-name="T5">&lt;config&gt; <text:s text:c="2"/></text:span></text:p>
          <text:p text:style-name="P10"><text:span text:style-name="T5"><text:s text:c="2"/></text:span><text:span text:style-name="T5">&lt;CLICON_CONFIGFILE&gt;</text:span></text:p>
          <text:p text:style-name="P10"><text:span text:style-name="T5"><text:s text:c="4"/></text:span><text:span text:style-name="T5">/usr/local/etc/routing.xml</text:span></text:p>
          <text:p text:style-name="P10"><text:span text:style-name="T5"><text:s text:c="2"/></text:span><text:span text:style-name="T5">&lt;/CLICON_CONFIGFILE&gt;</text:span></text:p>
          <text:p text:style-name="P10"><text:span text:style-name="T5"><text:s text:c="2"/></text:span><text:span text:style-name="T5">&lt;CLICON_YANG_DIR&gt;</text:span></text:p>
          <text:p text:style-name="P10"><text:span text:style-name="T5"><text:s text:c="4"/></text:span><text:span text:style-name="T5">/usr/local/share/routing/yang</text:span></text:p>
          <text:p text:style-name="P10"><text:span text:style-name="T5"><text:s text:c="2"/></text:span><text:span text:style-name="T5">&lt;/CLICON_YANG_DIR&gt;</text:span></text:p>
          <text:p text:style-name="P10"><text:span text:style-name="T5"><text:s text:c="2"/></text:span><text:span text:style-name="T5">&lt;CLICON_YANG_MODULE_MAIN&gt;</text:span></text:p>
          <text:p text:style-name="P10"><text:span text:style-name="T5"><text:s text:c="4"/></text:span><text:span text:style-name="T5">Example</text:span></text:p>
          <text:p text:style-name="P10"><text:span text:style-name="T5"><text:s text:c="2"/></text:span><text:span text:style-name="T5">&lt;/CLICON_YANG_MODULE_MAIN&gt;</text:span></text:p>
          <text:p text:style-name="P10"><text:span text:style-name="T5"><text:s text:c="2"/></text:span><text:span text:style-name="T5">&lt;CLICON_CLI_MODE&gt;</text:span></text:p>
          <text:p text:style-name="P10"><text:span text:style-name="T5"><text:s text:c="4"/></text:span><text:span text:style-name="T5">Routing</text:span></text:p>
          <text:p text:style-name="P10"><text:span text:style-name="T5"><text:s text:c="2"/></text:span><text:span text:style-name="T5">&lt;/CLICON_CLI_MODE&gt;</text:span></text:p>
          <text:p text:style-name="P10"><text:span text:style-name="T5"><text:s/></text:span><text:span text:style-name="T5">&lt;CLICON_BACKEND_DIR&gt;</text:span></text:p>
          <text:p text:style-name="P10"><text:span text:style-name="T5"><text:s text:c="4"/></text:span><text:span text:style-name="T5">/usr/local/lib/routing/backend</text:span></text:p>
          <text:p text:style-name="P10"><text:span text:style-name="T5"><text:s/></text:span><text:span text:style-name="T5">&lt;/CLICON_BACKEND_DIR&gt;</text:span></text:p>
          <text:p text:style-name="P10"><text:span text:style-name="T5">&lt;/config&gt;</text:span></text:p>
          <text:p text:style-name="P10"><text:span text:style-name="T5"/></text:p>
          <text:p text:style-name="P10"><text:span text:style-name="T5"/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677cm" svg:height="0.663cm" svg:x="0.854cm" svg:y="9.753cm">
          <draw:text-box>
            <text:p text:style-name="P1"><text:span text:style-name="T4">routing.xml</text:span></text:p>
          </draw:text-box>
        </draw:frame>
        <draw:connector draw:name="Straight Arrow Connector 45" draw:style-name="gr4" draw:text-style-name="P5" draw:layer="layout" draw:type="line" svg:x1="4.505cm" svg:y1="10.398cm" svg:x2="6.819cm" svg:y2="8.989cm" draw:start-shape="id4" draw:start-glue-point="0" svg:d="M4505 10398l2314-1409" svg:viewBox="0 0 2315 1410">
          <text:p/>
        </draw:connector>
        <draw:connector draw:name="Straight Arrow Connector 45" draw:style-name="gr4" draw:text-style-name="P5" draw:layer="layout" draw:type="line" svg:x1="7.517cm" svg:y1="13.401cm" svg:x2="10.339cm" svg:y2="11.927cm" draw:start-shape="id4" draw:start-glue-point="1" draw:end-shape="id5" draw:end-glue-point="3" svg:d="M7517 13401l2822-1474" svg:viewBox="0 0 2823 1475">
          <text:p/>
        </draw:connector>
        <draw:custom-shape draw:style-name="gr7" draw:text-style-name="P9" xml:id="id6" draw:id="id6" draw:layer="layout" svg:width="5.127cm" svg:height="4.106cm" svg:x="14.348cm" svg:y="12.696cm">
          <text:p text:style-name="P8"><text:span text:style-name="T5">module ietf-ip {</text:span></text:p>
          <text:p text:style-name="P8"><text:span text:style-name="T5"><text:s text:c="4"/></text:span><text:span text:style-name="T5">prefix ip;</text:span></text:p>
          <text:p text:style-name="P8"><text:span text:style-name="T5"><text:s text:c="4"/></text:span><text:span text:style-name="T5">import ietf-interfaces {</text:span></text:p>
          <text:p text:style-name="P8"><text:span text:style-name="T5"><text:s text:c="6"/></text:span><text:span text:style-name="T5">prefix if;</text:span></text:p>
          <text:p text:style-name="P8"><text:span text:style-name="T5"><text:s text:c="4"/></text:span><text:span text:style-name="T5">}</text:span></text:p>
          <text:p text:style-name="P8"><text:span text:style-name="T5"><text:s text:c="4"/></text:span><text:span text:style-name="T5">import ietf-inet-types {</text:span></text:p>
          <text:p text:style-name="P8"><text:span text:style-name="T5"><text:s text:c="6"/></text:span><text:span text:style-name="T5">prefix inet;</text:span></text:p>
          <text:p text:style-name="P8"><text:span text:style-name="T5"><text:s text:c="4"/></text:span><text:span text:style-name="T5">}</text:span></text:p>
          <text:p text:style-name="P8"><text:span text:style-name="T5"><text:s text:c="4"/></text:span><text:span text:style-name="T5">import ietf-yang-types {</text:span></text:p>
          <text:p text:style-name="P8"><text:span text:style-name="T5"><text:s text:c="6"/></text:span><text:span text:style-name="T5">prefix yang;</text:span></text:p>
          <text:p text:style-name="P8"><text:span text:style-name="T5"><text:s text:c="4"/></text:span><text:span text:style-name="T5">}</text:span></text:p>
          <draw:enhanced-geometry svg:viewBox="0 0 21600 21600" draw:type="rectangle" draw:enhanced-path="M 0 0 L 21600 0 21600 21600 0 21600 0 0 Z N"/>
        </draw:custom-shape>
        <draw:frame draw:style-name="gr6" draw:text-style-name="P6" xml:id="id7" draw:id="id7" draw:layer="layout" svg:width="6.299cm" svg:height="0.663cm" svg:x="14.108cm" svg:y="11.673cm">
          <draw:text-box>
            <text:p text:style-name="P1"><text:span text:style-name="T4">ietf-ip@2014-06-16.yang</text:span></text:p>
          </draw:text-box>
        </draw:frame>
        <draw:frame draw:style-name="gr9" draw:text-style-name="P6" draw:layer="layout" svg:width="3.354cm" svg:height="1.073cm" svg:x="15.287cm" svg:y="2.417cm">
          <draw:text-box>
            <text:p text:style-name="P1"><text:span text:style-name="T4">REST API over e.g nginx</text:span></text:p>
          </draw:text-box>
        </draw:frame>
        <draw:frame draw:style-name="gr9" draw:text-style-name="P6" draw:layer="layout" svg:width="2.673cm" svg:height="1.073cm" svg:x="11.445cm" svg:y="2.45cm">
          <draw:text-box>
            <text:p text:style-name="P1"><text:span text:style-name="T4">Netconf over ssh</text:span></text:p>
          </draw:text-box>
        </draw:frame>
        <draw:line draw:style-name="gr5" draw:text-style-name="P6" draw:layer="layout" svg:x1="12.828cm" svg:y1="3.189cm" svg:x2="12.803cm" svg:y2="5.092cm">
          <text:p/>
        </draw:line>
        <draw:frame draw:style-name="gr9" draw:text-style-name="P6" draw:layer="layout" svg:width="2.942cm" svg:height="1.073cm" svg:x="7.613cm" svg:y="2.248cm">
          <draw:text-box>
            <text:p text:style-name="P1"><text:span text:style-name="T4">Interactive</text:span><text:span text:style-name="T4"><text:line-break/></text:span><text:span text:style-name="T4">CLI</text:span></text:p>
          </draw:text-box>
        </draw:frame>
        <draw:line draw:style-name="gr5" draw:text-style-name="P6" draw:layer="layout" svg:x1="8.531cm" svg:y1="3.29cm" svg:x2="8.574cm" svg:y2="5.024cm">
          <text:p/>
        </draw:line>
        <draw:connector draw:name="Straight Arrow Connector 45" draw:style-name="gr4" draw:text-style-name="P5" draw:layer="layout" draw:type="line" svg:x1="16.911cm" svg:y1="12.696cm" svg:x2="14.108cm" svg:y2="12.004cm" draw:start-shape="id6" draw:start-glue-point="0" draw:end-shape="id7" draw:end-glue-point="3" svg:d="M16911 12696l-2803-692" svg:viewBox="0 0 2804 69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315 315" svg:d="M158 0l157 287-47 28-110-202-111 202-47-28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7-26T19:06:11</meta:creation-date>
    <meta:generator>LibreOffice/5.1.6.2$Linux_x86 LibreOffice_project/10m0$Build-2</meta:generator>
    <dc:date>2017-11-25T12:12:09.346758955</dc:date>
    <meta:editing-duration>PT19H14M44S</meta:editing-duration>
    <meta:editing-cycles>26</meta:editing-cycles>
    <meta:document-statistic meta:object-count="34"/>
  </office:meta>
</office:document-meta>
</file>